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0000000504E1F7986A6BEDE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4pt" officeooo:rsid="0007c96a" officeooo:paragraph-rsid="0007c96a" style:font-size-asian="24pt" style:font-size-complex="24pt"/>
    </style:style>
    <style:style style:name="T1" style:family="text">
      <style:text-properties officeooo:rsid="0009441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0.6291in" draw:z-index="0"><draw:image xlink:href="Pictures/1000000000000370000000504E1F7986A6BEDE5B.png" xlink:type="simple" xlink:show="embed" xlink:actuate="onLoad"/></draw:frame></text:p>
      <text:p text:style-name="P1">The <text:span text:style-name="T1">Beast</text:span> <text:span text:style-name="T1">Hybrid Application </text:span>Assessment is currently being <text:s/>reviewed for quality assurance and will be available here in Q4 of 2017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1:43:26.018000000</meta:creation-date>
    <dc:date>2017-12-01T11:48:48.478000000</dc:date>
    <meta:editing-duration>PT4M32S</meta:editing-duration>
    <meta:editing-cycles>2</meta:editing-cycles>
    <meta:generator>LibreOffice/5.3.6.1$Windows_x86 LibreOffice_project/686f202eff87ef707079aeb7f485847613344eb7</meta:generator>
    <meta:document-statistic meta:table-count="0" meta:image-count="1" meta:object-count="0" meta:page-count="1" meta:paragraph-count="1" meta:word-count="21" meta:character-count="132" meta:non-whitespace-character-count="111"/>
  </office:meta>
</office:document-meta>
</file>